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50000002D0599FADF6.png" manifest:media-type="image/png"/>
  <manifest:file-entry manifest:full-path="Pictures/10000201000003F9000002ECE7BAF3D6.png" manifest:media-type="image/png"/>
  <manifest:file-entry manifest:full-path="Pictures/1000020100000220000001A67730A894.png" manifest:media-type="image/png"/>
  <manifest:file-entry manifest:full-path="Pictures/1000020100000772000004AC493CC79D.png" manifest:media-type="image/png"/>
  <manifest:file-entry manifest:full-path="Pictures/1000020100000212000001EAB05DB6F0.png" manifest:media-type="image/png"/>
  <manifest:file-entry manifest:full-path="Pictures/100000000000022700000258C3425ED0.png" manifest:media-type="image/png"/>
  <manifest:file-entry manifest:full-path="Pictures/1000020000000258000002580CD01C59.png" manifest:media-type="image/png"/>
  <manifest:file-entry manifest:full-path="Pictures/10000201000001790000004D3B2082E3.png" manifest:media-type="image/png"/>
  <manifest:file-entry manifest:full-path="Pictures/1000020100000500000002404744069D.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color="#83caff" draw:textarea-horizontal-align="justify" draw:textarea-vertical-align="middle" draw:auto-grow-height="false" fo:min-height="0.746cm" fo:min-width="2.417cm"/>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dash" draw:stroke-dash="Fine_20_Dashed" svg:stroke-color="#333333" draw:fill="none" draw:textarea-horizontal-align="justify" draw:textarea-vertical-align="middle" draw:auto-grow-height="false" fo:min-height="4.576cm" fo:min-width="6.358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svg:stroke-width="0.152cm" svg:stroke-color="#83caff" draw:marker-start-width="0.66cm" draw:marker-end-width="0.66cm" draw:fill="none" draw:textarea-horizontal-align="justify" draw:textarea-vertical-align="middle" draw:auto-grow-height="false" fo:min-height="1.563cm" fo:min-width="2.986cm" fo:padding-top="0.201cm" fo:padding-bottom="0.201cm" fo:padding-left="0.326cm" fo:padding-right="0.326cm" fo:wrap-option="no-wrap"/>
    </style:style>
    <style:style style:name="gr6" style:family="graphic" style:parent-style-name="standard">
      <style:graphic-properties draw:stroke="dash" draw:stroke-dash="Fine_20_Dashed" svg:stroke-color="#333333" draw:fill="none" draw:textarea-horizontal-align="justify" draw:textarea-vertical-align="middle" draw:auto-grow-height="false" fo:min-height="10.418cm" fo:min-width="6.104cm"/>
    </style:style>
    <style:style style:name="gr7" style:family="graphic" style:parent-style-name="objectwithoutfill">
      <style:graphic-properties draw:marker-start="Arrow" draw:marker-start-width="0.3cm" draw:marker-end="Arrow" draw:marker-end-width="0.3cm" draw:fill="none" draw:textarea-vertical-align="middle"/>
    </style:style>
    <style:style style:name="gr8" style:family="graphic" style:parent-style-name="standard">
      <style:graphic-properties svg:stroke-color="#000000" draw:marker-start="Arrow" draw:marker-start-width="0.3cm" draw:marker-end="Arrow" draw:marker-end-width="0.3cm" draw:textarea-vertical-align="middle"/>
    </style:style>
    <style:style style:name="gr9" style:family="graphic" style:parent-style-name="objectwithoutfill">
      <style:graphic-properties draw:marker-end="Arrow" draw:marker-end-width="0.3cm" draw:fill="none" draw:textarea-vertical-align="middle"/>
    </style:style>
    <style:style style:name="gr10" style:family="graphic" style:parent-style-name="standard">
      <style:graphic-properties draw:stroke="dash" draw:stroke-dash="Fine_20_Dashed" svg:stroke-color="#333333" draw:fill="none" draw:textarea-horizontal-align="justify" draw:textarea-vertical-align="middle" draw:auto-grow-height="false" fo:min-height="16.26cm" fo:min-width="6.104cm"/>
    </style:style>
    <style:style style:name="P1" style:family="paragraph">
      <style:paragraph-properties fo:text-align="center"/>
    </style:style>
    <style:style style:name="P2" style:family="paragraph">
      <loext:graphic-properties draw:fill-color="#83caff"/>
      <style:paragraph-properties fo:text-align="center"/>
      <style:text-properties fo:font-size="15pt" style:font-size-asian="15pt" style:font-size-complex="15pt"/>
    </style:style>
    <style:style style:name="P3" style:family="paragraph">
      <loext:graphic-properties draw:fill="none"/>
      <style:paragraph-properties fo:text-align="center"/>
    </style:style>
    <style:style style:name="P4" style:family="paragraph">
      <loext:graphic-properties draw:fill="none" draw:fill-color="#ffffff"/>
      <style:text-properties fo:font-size="14pt" style:font-size-asian="14pt" style:font-size-complex="14pt"/>
    </style:style>
    <style:style style:name="P5" style:family="paragraph">
      <style:paragraph-properties fo:text-align="center"/>
      <style:text-properties fo:font-size="15pt" style:font-size-asian="15pt" style:font-size-complex="15pt"/>
    </style:style>
    <style:style style:name="P6" style:family="paragraph">
      <loext:graphic-properties draw:fill="none"/>
      <style:paragraph-properties fo:text-align="center"/>
      <style:text-properties fo:font-size="15pt" style:font-size-asian="15pt" style:font-size-complex="15pt"/>
    </style:style>
    <style:style style:name="P7" style:family="paragraph">
      <loext:graphic-properties draw:fill="none" draw:fill-color="#ffffff"/>
      <style:text-properties fo:font-size="10pt" style:font-size-asian="10pt" style:font-size-complex="10pt"/>
    </style:style>
    <style:style style:name="T1" style:family="text">
      <style:text-properties fo:font-size="15pt" style:font-size-asian="15pt" style:font-size-complex="15pt"/>
    </style:style>
    <style:style style:name="T2" style:family="text">
      <style:text-properties fo:font-size="14pt" style:font-size-asian="14pt" style:font-size-complex="14pt"/>
    </style:style>
    <style:style style:name="T3"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5.207cm" svg:height="1.778cm" svg:x="12.144cm" svg:y="8.977cm">
          <text:p text:style-name="P1"><text:span text:style-name="T1">Data Stream</text:span></text:p>
          <text:p text:style-name="P1"><text:span text:style-name="T1">Orchestrator</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 draw:text-style-name="P2" xml:id="id6" draw:id="id6" draw:layer="layout" svg:width="5.207cm" svg:height="1.778cm" svg:x="12.044cm" svg:y="11.578cm">
          <text:p text:style-name="P1"><text:span text:style-name="T1">Service</text:span></text:p>
          <text:p text:style-name="P1"><text:span text:style-name="T1">Orchestrator</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2" draw:text-style-name="P1" draw:layer="layout" svg:width="5.248cm" svg:height="2.361cm" svg:x="21.317cm" svg:y="7.557cm">
          <draw:image xlink:href="Pictures/1000020100000500000002404744069D.png" xlink:type="simple" xlink:show="embed" xlink:actuate="onLoad">
            <text:p/>
          </draw:image>
        </draw:frame>
        <draw:frame draw:style-name="gr2" draw:text-style-name="P1" draw:layer="layout" svg:width="5.819cm" svg:height="1.188cm" svg:x="21.127cm" svg:y="10.045cm">
          <draw:image xlink:href="Pictures/10000201000001790000004D3B2082E3.png" xlink:type="simple" xlink:show="embed" xlink:actuate="onLoad">
            <text:p/>
          </draw:image>
        </draw:frame>
        <draw:frame draw:style-name="gr2" draw:text-style-name="P1" draw:layer="layout" svg:width="3.916cm" svg:height="4.264cm" svg:x="22.163cm" svg:y="13.239cm">
          <draw:image xlink:href="Pictures/100000000000022700000258C3425ED0.png" xlink:type="simple" xlink:show="embed" xlink:actuate="onLoad">
            <text:p/>
          </draw:image>
        </draw:frame>
        <draw:custom-shape draw:style-name="gr3" draw:text-style-name="P3" xml:id="id2" draw:id="id2" draw:layer="layout" svg:width="6.858cm" svg:height="4.826cm" svg:x="20.629cm" svg:y="7.124cm">
          <text:p/>
          <draw:enhanced-geometry svg:viewBox="0 0 21600 21600" draw:type="rectangle" draw:enhanced-path="M 0 0 L 21600 0 21600 21600 0 21600 0 0 Z N"/>
        </draw:custom-shape>
        <draw:custom-shape draw:style-name="gr3" draw:text-style-name="P3" xml:id="id3" draw:id="id3" draw:layer="layout" svg:width="6.858cm" svg:height="4.826cm" svg:x="20.629cm" svg:y="13.024cm">
          <text:p/>
          <draw:enhanced-geometry svg:viewBox="0 0 21600 21600" draw:type="rectangle" draw:enhanced-path="M 0 0 L 21600 0 21600 21600 0 21600 0 0 Z N"/>
        </draw:custom-shape>
        <draw:frame draw:style-name="gr4" draw:text-style-name="P4" draw:layer="layout" svg:width="6.958cm" svg:height="0.806cm" svg:x="20.537cm" svg:y="11.851cm">
          <draw:text-box>
            <text:p><text:span text:style-name="T2">Unreliable Open Data Clouds</text:span></text:p>
          </draw:text-box>
        </draw:frame>
        <draw:frame draw:style-name="gr4" draw:text-style-name="P4" draw:layer="layout" svg:width="6.518cm" svg:height="0.806cm" svg:x="20.537cm" svg:y="17.751cm">
          <draw:text-box>
            <text:p><text:span text:style-name="T2">Reliable Open Data Clouds</text:span></text:p>
          </draw:text-box>
        </draw:frame>
        <draw:custom-shape draw:style-name="gr5" draw:text-style-name="P6" xml:id="id5" draw:id="id5" draw:layer="layout" svg:width="5.334cm" svg:height="2.794cm" svg:x="12.066cm" svg:y="3.678cm">
          <text:p text:style-name="P5"><text:span text:style-name="T1">Our Data</text:span></text:p>
          <text:p text:style-name="P5"><text:span text:style-name="T1">Clou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3" draw:layer="layout" svg:width="6.604cm" svg:height="10.668cm" svg:x="11.431cm" svg:y="3.175cm">
          <text:p/>
          <draw:enhanced-geometry svg:viewBox="0 0 21600 21600" draw:type="rectangle" draw:enhanced-path="M 0 0 L 21600 0 21600 21600 0 21600 0 0 Z N"/>
        </draw:custom-shape>
        <draw:connector draw:style-name="gr7" draw:text-style-name="P3" draw:layer="layout" svg:x1="16.701cm" svg:y1="9.866cm" svg:x2="20.629cm" svg:y2="9.537cm" draw:start-shape="id1" draw:start-glue-point="4" draw:end-shape="id2" draw:end-glue-point="3" svg:d="M16701 9866h2289v-329h1639" svg:viewBox="0 0 3929 330">
          <text:p/>
        </draw:connector>
        <draw:connector draw:style-name="gr7" draw:text-style-name="P3" draw:layer="layout" svg:x1="16.701cm" svg:y1="9.866cm" svg:x2="20.629cm" svg:y2="15.437cm" draw:start-shape="id1" draw:start-glue-point="4" draw:end-shape="id3" draw:end-glue-point="3" svg:d="M16701 9866h2289v5571h1639" svg:viewBox="0 0 3929 5572">
          <text:p/>
        </draw:connector>
        <draw:line draw:style-name="gr8" draw:text-style-name="P1" draw:layer="layout" svg:x1="14.714cm" svg:y1="6.604cm" svg:x2="14.714cm" svg:y2="9.017cm">
          <text:p/>
        </draw:line>
        <draw:custom-shape draw:style-name="gr3" draw:text-style-name="P3" draw:layer="layout" svg:width="6.858cm" svg:height="4.826cm" svg:x="20.629cm" svg:y="1.124cm">
          <text:p/>
          <draw:enhanced-geometry svg:viewBox="0 0 21600 21600" draw:type="rectangle" draw:enhanced-path="M 0 0 L 21600 0 21600 21600 0 21600 0 0 Z N"/>
        </draw:custom-shape>
        <draw:frame draw:style-name="gr4" draw:text-style-name="P4" draw:layer="layout" svg:width="2.763cm" svg:height="0.806cm" svg:x="20.687cm" svg:y="5.925cm">
          <draw:text-box>
            <text:p><text:span text:style-name="T2">Producers</text:span></text:p>
          </draw:text-box>
        </draw:frame>
        <draw:frame draw:style-name="gr2" draw:text-style-name="P1" xml:id="id4" draw:id="id4" draw:layer="layout" svg:width="2.892cm" svg:height="2.674cm" svg:x="20.91cm" svg:y="2.667cm">
          <draw:image xlink:href="Pictures/1000020100000212000001EAB05DB6F0.png" xlink:type="simple" xlink:show="embed" xlink:actuate="onLoad">
            <text:p/>
          </draw:image>
        </draw:frame>
        <draw:frame draw:style-name="gr4" draw:text-style-name="P4" draw:layer="layout" svg:width="2.487cm" svg:height="0.806cm" svg:x="21.164cm" svg:y="1.861cm">
          <draw:text-box>
            <text:p><text:span text:style-name="T2">Sensor 1</text:span></text:p>
          </draw:text-box>
        </draw:frame>
        <draw:frame draw:style-name="gr4" draw:text-style-name="P4" draw:layer="layout" svg:width="2.487cm" svg:height="0.806cm" svg:x="24.593cm" svg:y="1.861cm">
          <draw:text-box>
            <text:p><text:span text:style-name="T2">Sensor 2</text:span></text:p>
          </draw:text-box>
        </draw:frame>
        <draw:connector draw:style-name="gr9" draw:text-style-name="P3" draw:layer="layout" draw:line-skew="0.415cm" svg:x1="27.133cm" svg:y1="4.189cm" svg:x2="27.487cm" svg:y2="9.537cm" draw:end-shape="id2" draw:end-glue-point="1" svg:d="M27133 4189h1270v5348h-916" svg:viewBox="0 0 1271 5349">
          <text:p/>
        </draw:connector>
        <draw:connector draw:style-name="gr9" draw:text-style-name="P3" draw:layer="layout" svg:x1="20.91cm" svg:y1="4.004cm" svg:x2="17.4cm" svg:y2="5.075cm" draw:start-shape="id4" draw:start-glue-point="3" draw:end-shape="id5" draw:end-glue-point="1" svg:d="M20910 4004h-1716v1071h-1794" svg:viewBox="0 0 3511 1072">
          <text:p/>
        </draw:connector>
        <draw:frame draw:style-name="gr4" draw:text-style-name="P4" draw:layer="layout" svg:width="3.588cm" svg:height="1.361cm" svg:x="10.439cm" svg:y="13.843cm">
          <draw:text-box>
            <text:p><text:span text:style-name="T2">Our Proposed</text:span></text:p>
            <text:p><text:span text:style-name="T2">Architecture</text:span></text:p>
          </draw:text-box>
        </draw:frame>
        <draw:frame draw:style-name="gr4" draw:text-style-name="P7" draw:layer="layout" svg:width="1.649cm" svg:height="0.649cm" draw:transform="rotate (-1.56102248298373) translate (29.022cm 4.568cm)">
          <draw:text-box>
            <text:p><text:span text:style-name="T3">Publish</text:span></text:p>
          </draw:text-box>
        </draw:frame>
        <draw:frame draw:style-name="gr4" draw:text-style-name="P7" draw:layer="layout" svg:width="1.649cm" svg:height="0.649cm" svg:x="19.005cm" svg:y="3.415cm">
          <draw:text-box>
            <text:p><text:span text:style-name="T3">Publish</text:span></text:p>
          </draw:text-box>
        </draw:frame>
        <draw:custom-shape draw:style-name="gr10" draw:text-style-name="P3" draw:layer="layout" svg:width="6.604cm" svg:height="16.51cm" svg:x="1.987cm" svg:y="1.143cm">
          <text:p/>
          <draw:enhanced-geometry svg:viewBox="0 0 21600 21600" draw:type="rectangle" draw:enhanced-path="M 0 0 L 21600 0 21600 21600 0 21600 0 0 Z N"/>
        </draw:custom-shape>
        <draw:frame draw:style-name="gr4" draw:text-style-name="P4" draw:layer="layout" svg:width="3.038cm" svg:height="0.806cm" svg:x="2.008cm" svg:y="17.643cm">
          <draw:text-box>
            <text:p><text:span text:style-name="T2">Consumers</text:span></text:p>
          </draw:text-box>
        </draw:frame>
        <draw:frame draw:style-name="gr2" draw:text-style-name="P1" xml:id="id7" draw:id="id7" draw:layer="layout" svg:width="4.399cm" svg:height="2.76cm" svg:x="2.967cm" svg:y="14.297cm">
          <draw:image xlink:href="Pictures/1000020100000772000004AC493CC79D.png" xlink:type="simple" xlink:show="embed" xlink:actuate="onLoad">
            <text:p/>
          </draw:image>
        </draw:frame>
        <draw:connector draw:style-name="gr9" draw:text-style-name="P3" draw:layer="layout" svg:x1="14.648cm" svg:y1="13.356cm" svg:x2="7.366cm" svg:y2="15.677cm" draw:start-shape="id6" draw:start-glue-point="5" draw:end-shape="id7" draw:end-glue-point="1" svg:d="M14648 13356v2321h-7282" svg:viewBox="0 0 7283 2322">
          <text:p/>
        </draw:connector>
        <draw:frame draw:style-name="gr4" draw:text-style-name="P7" draw:layer="layout" svg:width="2.005cm" svg:height="0.649cm" svg:x="8.763cm" svg:y="15.594cm">
          <draw:text-box>
            <text:p><text:span text:style-name="T3">Consume</text:span></text:p>
          </draw:text-box>
        </draw:frame>
        <draw:frame draw:style-name="gr2" draw:text-style-name="P1" xml:id="id8" draw:id="id8" draw:layer="layout" svg:width="2.942cm" svg:height="2.282cm" svg:x="3.897cm" svg:y="1.628cm">
          <draw:image xlink:href="Pictures/1000020100000220000001A67730A894.png" xlink:type="simple" xlink:show="embed" xlink:actuate="onLoad">
            <text:p/>
          </draw:image>
        </draw:frame>
        <draw:connector draw:style-name="gr9" draw:text-style-name="P3" draw:layer="layout" draw:line-skew="-0.389cm" svg:x1="3.897cm" svg:y1="2.769cm" svg:x2="3.556cm" svg:y2="6.471cm" draw:start-shape="id8" draw:start-glue-point="3" draw:end-shape="id9" draw:end-glue-point="3" svg:d="M3897 2769h-1230v3702h889" svg:viewBox="0 0 1231 3703">
          <text:p/>
        </draw:connector>
        <draw:connector draw:style-name="gr9" draw:text-style-name="P3" draw:layer="layout" draw:line-skew="-0.47cm" svg:x1="12.795cm" svg:y1="9.866cm" svg:x2="7.339cm" svg:y2="6.471cm" draw:start-shape="id1" draw:start-glue-point="6" draw:end-shape="id9" draw:end-glue-point="1" svg:d="M12795 9866h-3524v-3395h-1932" svg:viewBox="0 0 5457 3396">
          <text:p/>
        </draw:connector>
        <draw:connector draw:style-name="gr9" draw:text-style-name="P3" draw:layer="layout" draw:line-skew="-0.102cm" svg:x1="12.795cm" svg:y1="9.866cm" svg:x2="6.604cm" svg:y2="10.843cm" draw:start-shape="id1" draw:start-glue-point="6" draw:end-shape="id10" draw:end-glue-point="1" svg:d="M12795 9866h-3524v977h-2667" svg:viewBox="0 0 6192 978">
          <text:p/>
        </draw:connector>
        <draw:connector draw:style-name="gr9" draw:text-style-name="P3" draw:layer="layout" draw:line-skew="0cm -1.322cm" svg:x1="5.207cm" svg:y1="12.542cm" svg:x2="12.695cm" svg:y2="12.467cm" draw:start-shape="id10" draw:start-glue-point="2" draw:end-shape="id6" draw:end-glue-point="6" svg:d="M5207 12542v500h2794v-575h4694" svg:viewBox="0 0 7489 576">
          <text:p/>
        </draw:connector>
        <draw:frame draw:style-name="gr4" draw:text-style-name="P7" draw:layer="layout" svg:width="1.649cm" svg:height="0.649cm" svg:x="8.892cm" svg:y="11.924cm">
          <draw:text-box>
            <text:p><text:span text:style-name="T3">Publish</text:span></text:p>
          </draw:text-box>
        </draw:frame>
        <draw:frame draw:style-name="gr4" draw:text-style-name="P7" draw:layer="layout" svg:width="2.005cm" svg:height="0.649cm" svg:x="9.352cm" svg:y="9.257cm">
          <draw:text-box>
            <text:p><text:span text:style-name="T3">Consume</text:span></text:p>
          </draw:text-box>
        </draw:frame>
        <draw:frame draw:style-name="gr4" draw:text-style-name="P7" draw:layer="layout" svg:width="2.064cm" svg:height="1.047cm" svg:x="18.288cm" svg:y="8.509cm">
          <draw:text-box>
            <text:p><text:span text:style-name="T3">Data </text:span></text:p>
            <text:p><text:span text:style-name="T3">Exchange</text:span></text:p>
          </draw:text-box>
        </draw:frame>
        <draw:frame draw:style-name="gr2" draw:text-style-name="P1" draw:layer="layout" svg:width="2.413cm" svg:height="2.413cm" svg:x="24.438cm" svg:y="2.921cm">
          <draw:image xlink:href="Pictures/1000020000000258000002580CD01C59.png" xlink:type="simple" xlink:show="embed" xlink:actuate="onLoad">
            <text:p/>
          </draw:image>
        </draw:frame>
        <draw:frame draw:style-name="gr4" draw:text-style-name="P4" draw:layer="layout" svg:width="2.487cm" svg:height="0.806cm" svg:x="4.172cm" svg:y="1.124cm">
          <draw:text-box>
            <text:p><text:span text:style-name="T2">Sensor 3</text:span></text:p>
          </draw:text-box>
        </draw:frame>
        <draw:frame draw:style-name="gr4" draw:text-style-name="P4" draw:layer="layout" svg:width="2.572cm" svg:height="0.806cm" svg:x="4.191cm" svg:y="4.318cm">
          <draw:text-box>
            <text:p><text:span text:style-name="T2">Service 1</text:span></text:p>
          </draw:text-box>
        </draw:frame>
        <draw:frame draw:style-name="gr4" draw:text-style-name="P4" draw:layer="layout" svg:width="2.572cm" svg:height="0.806cm" svg:x="3.937cm" svg:y="8.465cm">
          <draw:text-box>
            <text:p><text:span text:style-name="T2">Service 2</text:span></text:p>
          </draw:text-box>
        </draw:frame>
        <draw:frame draw:style-name="gr4" draw:text-style-name="P4" draw:layer="layout" svg:width="3.203cm" svg:height="0.806cm" svg:x="3.937cm" svg:y="13.465cm">
          <draw:text-box>
            <text:p><text:span text:style-name="T2">Consumer 1</text:span></text:p>
          </draw:text-box>
        </draw:frame>
        <draw:frame draw:style-name="gr2" draw:text-style-name="P1" xml:id="id9" draw:id="id9" draw:layer="layout" svg:width="3.783cm" svg:height="2.782cm" svg:x="3.556cm" svg:y="5.08cm">
          <draw:image xlink:href="Pictures/10000201000003F9000002ECE7BAF3D6.png" xlink:type="simple" xlink:show="embed" xlink:actuate="onLoad">
            <text:p/>
          </draw:image>
        </draw:frame>
        <draw:frame draw:style-name="gr4" draw:text-style-name="P7" draw:layer="layout" svg:width="2.064cm" svg:height="1.047cm" svg:x="14.7cm" svg:y="7.239cm">
          <draw:text-box>
            <text:p><text:span text:style-name="T3">Data </text:span></text:p>
            <text:p><text:span text:style-name="T3">Exchange</text:span></text:p>
          </draw:text-box>
        </draw:frame>
        <draw:frame draw:style-name="gr4" draw:text-style-name="P7" draw:layer="layout" svg:width="2.005cm" svg:height="0.649cm" draw:transform="rotate (1.55945168665693) translate (2.032cm 5.307cm)">
          <draw:text-box>
            <text:p><text:span text:style-name="T3">Consume</text:span></text:p>
          </draw:text-box>
        </draw:frame>
        <draw:frame draw:style-name="gr2" draw:text-style-name="P1" xml:id="id10" draw:id="id10" draw:layer="layout" svg:width="2.794cm" svg:height="3.398cm" svg:x="3.81cm" svg:y="9.144cm">
          <draw:image xlink:href="Pictures/1000020100000250000002D0599FADF6.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Federico Montori</meta:initial-creator>
    <meta:creation-date>2016-04-14T16:30:42.590979978</meta:creation-date>
    <dc:date>2016-04-14T17:13:08.406305455</dc:date>
    <dc:creator>Federico Montori</dc:creator>
    <meta:editing-duration>PT11M4S</meta:editing-duration>
    <meta:editing-cycles>2</meta:editing-cycles>
    <meta:generator>LibreOffice/4.4.3.2$Linux_X86_64 LibreOffice_project/40m0$Build-2</meta:generator>
    <meta:document-statistic meta:object-count="46"/>
  </office:meta>
</office:document-meta>
</file>